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f7c6" officeooo:paragraph-rsid="001bf7c6"/>
    </style:style>
    <style:style style:name="P2" style:family="paragraph" style:parent-style-name="Standard">
      <style:paragraph-properties fo:text-align="center" style:justify-single-word="false"/>
      <style:text-properties officeooo:rsid="001bf7c6" officeooo:paragraph-rsid="001bf7c6"/>
    </style:style>
    <style:style style:name="P3" style:family="paragraph" style:parent-style-name="Standard" style:list-style-name="L1">
      <style:text-properties officeooo:rsid="001bf7c6" officeooo:paragraph-rsid="001bf7c6"/>
    </style:style>
    <style:style style:name="P4" style:family="paragraph" style:parent-style-name="Standard" style:list-style-name="L1">
      <style:text-properties officeooo:rsid="001bf7c6" officeooo:paragraph-rsid="0021e55d"/>
    </style:style>
    <style:style style:name="P5" style:family="paragraph" style:parent-style-name="Standard" style:list-style-name="L1">
      <style:text-properties officeooo:rsid="001c7381" officeooo:paragraph-rsid="001c7381"/>
    </style:style>
    <style:style style:name="P6" style:family="paragraph" style:parent-style-name="Standard" style:list-style-name="L1">
      <style:text-properties officeooo:rsid="001c9cd0" officeooo:paragraph-rsid="001c9cd0"/>
    </style:style>
    <style:style style:name="P7" style:family="paragraph" style:parent-style-name="Standard" style:list-style-name="L1">
      <style:text-properties officeooo:rsid="001df0ca" officeooo:paragraph-rsid="001df0ca"/>
    </style:style>
    <style:style style:name="P8" style:family="paragraph" style:parent-style-name="Standard" style:list-style-name="L1">
      <style:text-properties officeooo:rsid="001ec2df" officeooo:paragraph-rsid="001ec2df"/>
    </style:style>
    <style:style style:name="P9" style:family="paragraph" style:parent-style-name="Standard" style:list-style-name="L1">
      <style:text-properties officeooo:rsid="002098bf" officeooo:paragraph-rsid="002098bf"/>
    </style:style>
    <style:style style:name="P10" style:family="paragraph" style:parent-style-name="Standard" style:list-style-name="L1">
      <style:text-properties officeooo:rsid="0021e55d" officeooo:paragraph-rsid="0021e55d"/>
    </style:style>
    <style:style style:name="P11" style:family="paragraph" style:parent-style-name="Standard" style:list-style-name="L1">
      <style:text-properties officeooo:rsid="0022bdfa" officeooo:paragraph-rsid="0022bdfa"/>
    </style:style>
    <style:style style:name="P12" style:family="paragraph" style:parent-style-name="Standard" style:list-style-name="L1">
      <style:text-properties officeooo:rsid="0022bdfa" officeooo:paragraph-rsid="0023e122"/>
    </style:style>
    <style:style style:name="P13" style:family="paragraph" style:parent-style-name="Standard" style:list-style-name="L1">
      <style:text-properties officeooo:rsid="0023e122" officeooo:paragraph-rsid="0023e122"/>
    </style:style>
    <style:style style:name="P14" style:family="paragraph" style:parent-style-name="Standard" style:list-style-name="L2">
      <style:text-properties officeooo:rsid="0023e122" officeooo:paragraph-rsid="0023e122"/>
    </style:style>
    <style:style style:name="P15" style:family="paragraph" style:parent-style-name="Standard" style:list-style-name="L2">
      <style:text-properties officeooo:rsid="0023e122" officeooo:paragraph-rsid="00249c6f"/>
    </style:style>
    <style:style style:name="P16" style:family="paragraph" style:parent-style-name="Standard" style:list-style-name="L2">
      <style:text-properties officeooo:rsid="00249c6f" officeooo:paragraph-rsid="00249c6f"/>
    </style:style>
    <style:style style:name="P17" style:family="paragraph" style:parent-style-name="Standard" style:list-style-name="L1">
      <style:text-properties officeooo:rsid="00256c50" officeooo:paragraph-rsid="00256c50"/>
    </style:style>
    <style:style style:name="P18" style:family="paragraph" style:parent-style-name="Standard" style:list-style-name="L1">
      <style:text-properties officeooo:rsid="00272f63" officeooo:paragraph-rsid="00272f63"/>
    </style:style>
    <style:style style:name="P19" style:family="paragraph" style:parent-style-name="Standard" style:list-style-name="L1">
      <style:text-properties officeooo:rsid="00272f63" officeooo:paragraph-rsid="002935b7"/>
    </style:style>
    <style:style style:name="P20" style:family="paragraph" style:parent-style-name="Standard" style:list-style-name="L1">
      <style:text-properties officeooo:rsid="00272f63" officeooo:paragraph-rsid="002a928b"/>
    </style:style>
    <style:style style:name="P21" style:family="paragraph" style:parent-style-name="Standard" style:list-style-name="L1">
      <style:text-properties officeooo:rsid="00272f63" officeooo:paragraph-rsid="002799df"/>
    </style:style>
    <style:style style:name="P22" style:family="paragraph" style:parent-style-name="Standard" style:list-style-name="L1">
      <style:text-properties officeooo:rsid="0027a252" officeooo:paragraph-rsid="002918a6"/>
    </style:style>
    <style:style style:name="P23" style:family="paragraph" style:parent-style-name="Standard" style:list-style-name="L1">
      <style:text-properties officeooo:rsid="002918a6" officeooo:paragraph-rsid="002918a6"/>
    </style:style>
    <style:style style:name="P24" style:family="paragraph" style:parent-style-name="Standard" style:list-style-name="L1">
      <style:text-properties officeooo:rsid="002935b7" officeooo:paragraph-rsid="002935b7"/>
    </style:style>
    <style:style style:name="P25" style:family="paragraph" style:parent-style-name="Standard" style:list-style-name="L1">
      <style:text-properties officeooo:rsid="002799df" officeooo:paragraph-rsid="002799df"/>
    </style:style>
    <style:style style:name="P26" style:family="paragraph" style:parent-style-name="Standard" style:list-style-name="L1">
      <style:text-properties officeooo:rsid="002acecb" officeooo:paragraph-rsid="002acecb"/>
    </style:style>
    <style:style style:name="P27" style:family="paragraph" style:parent-style-name="Standard" style:list-style-name="L1">
      <style:text-properties officeooo:rsid="002c8b45" officeooo:paragraph-rsid="002c8b45"/>
    </style:style>
    <style:style style:name="P28" style:family="paragraph" style:parent-style-name="Standard" style:list-style-name="L1">
      <style:text-properties officeooo:rsid="002e20c5" officeooo:paragraph-rsid="002e20c5"/>
    </style:style>
    <style:style style:name="P29" style:family="paragraph" style:parent-style-name="Standard" style:list-style-name="L3">
      <style:text-properties officeooo:rsid="002e20c5" officeooo:paragraph-rsid="002e20c5"/>
    </style:style>
    <style:style style:name="P30" style:family="paragraph" style:parent-style-name="Standard" style:list-style-name="L1">
      <style:text-properties officeooo:rsid="002a928b" officeooo:paragraph-rsid="002a928b"/>
    </style:style>
    <style:style style:name="P31" style:family="paragraph" style:parent-style-name="Standard" style:list-style-name="L1">
      <style:text-properties officeooo:rsid="002f775b" officeooo:paragraph-rsid="002f775b"/>
    </style:style>
    <style:style style:name="P32" style:family="paragraph" style:parent-style-name="Standard" style:list-style-name="L1">
      <style:text-properties officeooo:rsid="00314bea" officeooo:paragraph-rsid="00314bea"/>
    </style:style>
    <style:style style:name="P33" style:family="paragraph" style:parent-style-name="Standard" style:list-style-name="L1">
      <style:text-properties officeooo:rsid="0033111e" officeooo:paragraph-rsid="0033111e"/>
    </style:style>
    <style:style style:name="P34" style:family="paragraph" style:parent-style-name="Standard" style:list-style-name="L1">
      <style:text-properties officeooo:rsid="00339c7f" officeooo:paragraph-rsid="00339c7f"/>
    </style:style>
    <style:style style:name="P35" style:family="paragraph" style:parent-style-name="Standard" style:list-style-name="L1">
      <style:text-properties officeooo:rsid="00339c7f" officeooo:paragraph-rsid="00358c6b"/>
    </style:style>
    <style:style style:name="P36" style:family="paragraph" style:parent-style-name="Standard" style:list-style-name="L1">
      <style:text-properties officeooo:rsid="00358c6b" officeooo:paragraph-rsid="00358c6b"/>
    </style:style>
    <style:style style:name="T1" style:family="text">
      <style:text-properties officeooo:rsid="001bf7c6"/>
    </style:style>
    <style:style style:name="T2" style:family="text">
      <style:text-properties officeooo:rsid="001c7381"/>
    </style:style>
    <style:style style:name="T3" style:family="text">
      <style:text-properties officeooo:rsid="001c9cd0"/>
    </style:style>
    <style:style style:name="T4" style:family="text">
      <style:text-properties officeooo:rsid="001d48d2"/>
    </style:style>
    <style:style style:name="T5" style:family="text">
      <style:text-properties officeooo:rsid="001df0ca"/>
    </style:style>
    <style:style style:name="T6" style:family="text">
      <style:text-properties officeooo:rsid="0023e122"/>
    </style:style>
    <style:style style:name="T7" style:family="text">
      <style:text-properties officeooo:rsid="00249c6f"/>
    </style:style>
    <style:style style:name="T8" style:family="text">
      <style:text-properties officeooo:rsid="00272f63"/>
    </style:style>
    <style:style style:name="T9" style:family="text">
      <style:text-properties officeooo:rsid="002799df"/>
    </style:style>
    <style:style style:name="T10" style:family="text">
      <style:text-properties officeooo:rsid="002918a6"/>
    </style:style>
    <style:style style:name="T11" style:family="text">
      <style:text-properties officeooo:rsid="002a928b"/>
    </style:style>
    <style:style style:name="T12" style:family="text">
      <style:text-properties officeooo:rsid="002f775b"/>
    </style:style>
    <style:style style:name="T13" style:family="text">
      <style:text-properties officeooo:rsid="00314bea"/>
    </style:style>
    <style:style style:name="T14" style:family="text">
      <style:text-properties officeooo:rsid="00339c7f"/>
    </style:style>
    <style:style style:name="T15" style:family="text">
      <style:text-properties officeooo:rsid="0037d66b"/>
    </style:style>
    <style:style style:name="T16" style:family="text">
      <style:text-properties officeooo:rsid="0037f8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4STORK Running the Simulation Path</text:p>
      <text:p text:style-name="P1"/>
      <text:p text:style-name="P1"><text:span text:style-name="T2">S</text:span>tarting from the StorkRunManager::BeamOn(#OfEvents) </text:p>
      <text:p text:style-name="P1"/>
      <text:list xml:id="list429207296242087785" text:style-name="L1">
        <text:list-item>
          <text:p text:style-name="P3"><text:span text:style-name="T2">F</text:span>irst StorkRunManager::InitializeVar(G4int n_event) is run</text:p>
          <text:list>
            <text:list-item>
              <text:p text:style-name="P3">this initializes the <text:span text:style-name="T15">user defined class that define how the simulation will run</text:span></text:p>
            </text:list-item>
            <text:list-item>
              <text:p text:style-name="P3">then it dynamically casts the user defined classes that define the simulation (ie the geometry, how the results are outputed, the physics, etc) from the G4 base classes into their STORK derived classes</text:p>
            </text:list-item>
          </text:list>
        </text:list-item>
        <text:list-item>
          <text:p text:style-name="P5">Then StorkPrimaryGeneratorAction::SetNumEvents(#EventsPerRun) is run</text:p>
          <text:list>
            <text:list-item>
              <text:p text:style-name="P5">this simply sets the number of events per run in the <text:s/>StorkPrimaryGeneratorAction object so that it knows how many neutrons to create and how many events to divide them over</text:p>
            </text:list-item>
          </text:list>
        </text:list-item>
        <text:list-item>
          <text:p text:style-name="P3">The<text:span text:style-name="T2">n</text:span> StorkRunManager loops through the number of runs</text:p>
        </text:list-item>
        <text:list-item>
          <text:p text:style-name="P3">With each loop iteration the StorkRunManager:</text:p>
          <text:list>
            <text:list-item>
              <text:p text:style-name="P3">runs StorkRunManager ::RunInitialization()</text:p>
              <text:list>
                <text:list-item>
                  <text:p text:style-name="P5">Checks to see if the neutron distribution in the geometry has converged</text:p>
                </text:list-item>
                <text:list-item>
                  <text:p text:style-name="P5">Updates the world properties if an interpolation scheme has been provided by the user</text:p>
                </text:list-item>
                <text:list-item>
                  <text:p text:style-name="P5">Saves the neutron fission data if asked for by the user</text:p>
                </text:list-item>
                <text:list-item>
                  <text:p text:style-name="P5">runs G4RunManager::RunInitialization()</text:p>
                  <text:list>
                    <text:list-item>
                      <text:p text:style-name="P6"><text:span text:style-name="T5">it</text:span> deletes and reinitializes the currentRun object and <text:span text:style-name="T5">gives</text:span> the objects <text:span text:style-name="T4">a new </text:span>: run ID, # of events to be processed, <text:span text:style-name="T4">digitizer collection table (digitizers are used to filter/process collected data) and hit collection table (a hit contains the information from the senstive detector, about the number of survivors, average neutron life time, etc for on event)</text:span></text:p>
                    </text:list-item>
                    <text:list-item>
                      <text:p text:style-name="P7">then it <text:s/>clears<text:span text:style-name="T3"> and reinitializes the </text:span>previousEvents vector with empty G4Event objects</text:p>
                    </text:list-item>
                    <text:list-item>
                      <text:p text:style-name="P7">then it prints the run # that is going to be simulated</text:p>
                    </text:list-item>
                  </text:list>
                </text:list-item>
              </text:list>
            </text:list-item>
            <text:list-item>
              <text:p text:style-name="P3">runs StorkRunManager ::DoEventLoop()</text:p>
              <text:list>
                <text:list-item>
                  <text:p text:style-name="P8">genAction-&gt;InitializeRun() is run</text:p>
                  <text:list>
                    <text:list-item>
                      <text:p text:style-name="P8">this creates the source distribution, from a mathematical description selected by the user or from a source file selected by the user, only if this is the first time InitializeRun() has been called</text:p>
                    </text:list-item>
                    <text:list-item>
                      <text:p text:style-name="P8">then it randomly renormalizes the current neutron distribution so that the total # of neutrons = # of events * # of neutrons per event as specified by the user</text:p>
                    </text:list-item>
                  </text:list>
                </text:list-item>
                <text:list-item>
                  <text:p text:style-name="P9">Then <text:s/><text:span text:style-name="T1">StorkRunManager </text:span>loops through the number of events</text:p>
                </text:list-item>
                <text:list-item>
                  <text:p text:style-name="P9">With each iteration it:</text:p>
                  <text:list>
                    <text:list-item>
                      <text:p text:style-name="P9">runs genAction-&gt;SetPrimaries(genAction-&gt;GetPrimaryData(i_event))</text:p>
                      <text:list>
                        <text:list-item>
                          <text:p text:style-name="P10">this copies a fraction of the current neutron source distribution that are to be simulated during the given event into a vector container</text:p>
                        </text:list-item>
                      </text:list>
                    </text:list-item>
                    <text:list-item>
                      <text:p text:style-name="P4">runs currentEvent = G4RunManager::GenerateEvent(G4int i_event)</text:p>
                      <text:list>
                        <text:list-item>
                          <text:p text:style-name="P10">this creates an empty G4Event object with the given event index and stores it in the current event object</text:p>
                        </text:list-item>
                      </text:list>
                    </text:list-item>
                    <text:list-item>
                      <text:p text:style-name="P9"><text:span text:style-name="T1">runs </text:span>eventManager-&gt;ProcessOneEvent(currentEvent)</text:p>
                      <text:list>
                        <text:list-item>
                          <text:p text:style-name="P10">G4EventManager::DoProcessing(anEvent)</text:p>
                          <text:list>
                            <text:list-item>
                              <text:p text:style-name="P10">Sets the state of GEANT4 to G4State_EventProc so that event data can be accessed outside this class but the geometry and the physics list cannot be modified</text:p>
                            </text:list-item>
                            <text:list-item>
                              <text:p text:style-name="P11">Resets the G4Navigator object to the default settings</text:p>
                            </text:list-item>
                            <text:list-item>
                              <text:p text:style-name="P11">trackContainer-&gt;PrepareNewEvent()</text:p>
                              <text:list>
                                <text:list-item>
                                  <text:p text:style-name="P13"><text:soft-page-break/>The G4StackManager contains 4 G4TrackStack objects (which are vectors containing G4Track objects) urgentStack, waitingStack, postponeStack, and additionalWaitingStacks</text:p>
                                </text:list-item>
                              </text:list>
                            </text:list-item>
                          </text:list>
                        </text:list-item>
                      </text:list>
                    </text:list-item>
                  </text:list>
                </text:list-item>
              </text:list>
            </text:list-item>
          </text:list>
        </text:list-item>
      </text:list>
      <text:list xml:id="list3292608449880600882" text:style-name="L2">
        <text:list-item>
          <text:p text:style-name="P14">(a G4Track object contains all the static information about a particle, its current kinetic properties, and more)</text:p>
        </text:list-item>
        <text:list-item>
          <text:p text:style-name="P16">only the <text:span text:style-name="T6">urgentStack </text:span>and <text:span text:style-name="T6">postponeStack </text:span>are used by default</text:p>
        </text:list-item>
        <text:list-item>
          <text:p text:style-name="P15">urgentStack </text:p>
          <text:list>
            <text:list-item>
              <text:p text:style-name="P15">is the list of tracks from previous event that are to be used in the current event</text:p>
            </text:list-item>
          </text:list>
        </text:list-item>
        <text:list-item>
          <text:p text:style-name="P15">waitingStack </text:p>
          <text:list>
            <text:list-item>
              <text:p text:style-name="P16">is the list of tracks that at the end of the current event will either be: placed in the urgentStack and simulated immediately, placed in the postponeStack to be resorted next event, or kept in the waitingStack till the next event, depending on the users inputs</text:p>
            </text:list-item>
          </text:list>
        </text:list-item>
        <text:list-item>
          <text:p text:style-name="P15">postponeStack </text:p>
          <text:list>
            <text:list-item>
              <text:p text:style-name="P16">is the list of tracks to be postponed till the next event</text:p>
            </text:list-item>
          </text:list>
        </text:list-item>
        <text:list-item>
          <text:p text:style-name="P14">additionalWaitingStacks</text:p>
          <text:list>
            <text:list-item>
              <text:p text:style-name="P16">is the list of tracks that had an undefined status, how they are treated is up to the user to define</text:p>
            </text:list-item>
          </text:list>
        </text:list-item>
      </text:list>
      <text:list xml:id="list171413537289195" text:continue-list="list429207296242087785" text:style-name="L1">
        <text:list-item>
          <text:list>
            <text:list-item>
              <text:list>
                <text:list-item>
                  <text:list>
                    <text:list-item>
                      <text:list>
                        <text:list-item>
                          <text:list>
                            <text:list-item>
                              <text:list>
                                <text:list-item>
                                  <text:p text:style-name="P12">PrepareNewEvent() <text:span text:style-name="T7">loops through the stack of G4Tracks from the previous event (postponeStack) and sorts them out into the 4 available stack objects by checking the status of the track at the end of the previous event</text:span></text:p>
                                </text:list-item>
                              </text:list>
                            </text:list-item>
                            <text:list-item>
                              <text:p text:style-name="P17">Gets <text:s/>a pointer to the Sensi<text:span text:style-name="T8">tive Detector Manager</text:span></text:p>
                            </text:list-item>
                            <text:list-item>
                              <text:p text:style-name="P18">currentEvent-&gt;SetHCofThisEvent(sdManager-&gt;PrepareNewEvent())</text:p>
                              <text:list>
                                <text:list-item>
                                  <text:p text:style-name="P22">creates a G4<text:span text:style-name="T8">HCofThisEvent </text:span>object, fills its member vector HC with a empty G4VHitsCollection* for each sensitive detector and <text:span text:style-name="T10">passed the <text:s/></text:span>G4<text:span text:style-name="T8">HCofThisEvent </text:span>object <text:span text:style-name="T10">to the current event</text:span></text:p>
                                </text:list-item>
                              </text:list>
                            </text:list-item>
                            <text:list-item>
                              <text:p text:style-name="P18">userEventAction-&gt;BeginOfEventAction(currentEvent)</text:p>
                              <text:list>
                                <text:list-item>
                                  <text:p text:style-name="P23">deletes the <text:span text:style-name="T8">userEventAction::</text:span>event data</text:p>
                                </text:list-item>
                                <text:list-item>
                                  <text:p text:style-name="P23">gets the hit collection ID for the StorkNeutronSD sensitive detector</text:p>
                                </text:list-item>
                              </text:list>
                            </text:list-item>
                            <text:list-item>
                              <text:p text:style-name="P18">StackTracks( transformer-&gt;GimmePrimaries( currentEvent, trackIDCounter ),true )</text:p>
                              <text:list>
                                <text:list-item>
                                  <text:p text:style-name="P19">transformer-&gt;GimmePrimaries( currentEvent, trackIDCounter )</text:p>
                                  <text:list>
                                    <text:list-item>
                                      <text:p text:style-name="P24">Generates tracks from the source distribution stored in the currentEvent <text:span text:style-name="T11">and stores them in a vector container</text:span></text:p>
                                    </text:list-item>
                                  </text:list>
                                </text:list-item>
                                <text:list-item>
                                  <text:p text:style-name="P20">StackTracks <text:span text:style-name="T11">takes the track vector and sorts the tracks into the 4 different G4Track vectors contained in G4StackManager</text:span></text:p>
                                </text:list-item>
                              </text:list>
                            </text:list-item>
                            <text:list-item>
                              <text:p text:style-name="P21">loops through all of the tracks in the <text:span text:style-name="T9">stored in the </text:span>G4StackManager ::<text:span text:style-name="T9">urgentStack that are not null</text:span></text:p>
                            </text:list-item>
                            <text:list-item>
                              <text:p text:style-name="P25">with each loop iteration it</text:p>
                              <text:list>
                                <text:list-item>
                                  <text:p text:style-name="P25">trackManager-&gt;ProcessOneTrack( track )</text:p>
                                  <text:list>
                                    <text:list-item>
                                      <text:p text:style-name="P26">the track is used to initialize the first step in the stepping manager</text:p>
                                    </text:list-item>
                                    <text:list-item>
                                      <text:p text:style-name="P26">then the created G4Step is copied into the G4track object</text:p>
                                    </text:list-item>
                                    <text:list-item>
                                      <text:p text:style-name="P26">then StartTracking() is called</text:p>
                                      <text:list>
                                        <text:list-item>
                                          <text:p text:style-name="P26">this sets a few of the member variables of each process back to their defaults</text:p>
                                        </text:list-item>
                                      </text:list>
                                    </text:list-item>
                                    <text:list-item>
                                      <text:p text:style-name="P26"><text:soft-page-break/>then a while loop is run with the condition that the track status must be alive is run</text:p>
                                    </text:list-item>
                                    <text:list-item>
                                      <text:p text:style-name="P26">with each iteration</text:p>
                                      <text:list>
                                        <text:list-item>
                                          <text:p text:style-name="P26">the step index of the track is incremented</text:p>
                                        </text:list-item>
                                        <text:list-item>
                                          <text:p text:style-name="P26">SteppingManager-&gt;Stepping() is run</text:p>
                                          <text:list>
                                            <text:list-item>
                                              <text:p text:style-name="P27">this set<text:span text:style-name="T16">s</text:span> the postStepPoint of the previous step as the preStepPoint of the current step</text:p>
                                            </text:list-item>
                                            <text:list-item>
                                              <text:p text:style-name="P27">determines which physical volume the track is in</text:p>
                                            </text:list-item>
                                            <text:list-item>
                                              <text:p text:style-name="P27">deletes the track if its status is stopped but alive</text:p>
                                            </text:list-item>
                                            <text:list-item>
                                              <text:p text:style-name="P28">runs DefinePhysicalStepLength()</text:p>
                                            </text:list-item>
                                          </text:list>
                                        </text:list-item>
                                      </text:list>
                                    </text:list-item>
                                  </text:list>
                                </text:list-item>
                              </text:list>
                            </text:list-item>
                          </text:list>
                        </text:list-item>
                      </text:list>
                    </text:list-item>
                  </text:list>
                </text:list-item>
              </text:list>
            </text:list-item>
          </text:list>
        </text:list-item>
      </text:list>
      <text:list xml:id="list7066405132595889772" text:style-name="L3">
        <text:list-item>
          <text:list>
            <text:list-item>
              <text:list>
                <text:list-item>
                  <text:list>
                    <text:list-item>
                      <text:list>
                        <text:list-item>
                          <text:list>
                            <text:list-item>
                              <text:list>
                                <text:list-item>
                                  <text:list>
                                    <text:list-item>
                                      <text:list>
                                        <text:list-item>
                                          <text:list>
                                            <text:list-item>
                                              <text:p text:style-name="P29">this determines which process has the shortest interaction length and it stores the process and the interaction length</text:p>
                                            </text:list-item>
                                          </text:list>
                                        </text:list-item>
                                      </text:list>
                                    </text:list-item>
                                  </text:list>
                                </text:list-item>
                              </text:list>
                            </text:list-item>
                          </text:list>
                        </text:list-item>
                      </text:list>
                    </text:list-item>
                  </text:list>
                </text:list-item>
              </text:list>
            </text:list-item>
          </text:list>
        </text:list-item>
      </text:list>
      <text:list xml:id="list171413806468694" text:continue-list="list171413537289195" text:style-name="L1">
        <text:list-item>
          <text:list>
            <text:list-item>
              <text:list>
                <text:list-item>
                  <text:list>
                    <text:list-item>
                      <text:list>
                        <text:list-item>
                          <text:list>
                            <text:list-item>
                              <text:list>
                                <text:list-item>
                                  <text:list>
                                    <text:list-item>
                                      <text:list>
                                        <text:list-item>
                                          <text:list>
                                            <text:list-item>
                                              <text:p text:style-name="P28">then it updates the track and the step with the stored interaction length</text:p>
                                            </text:list-item>
                                            <text:list-item>
                                              <text:p text:style-name="P28">then it applies the alongStepDoIt() defined by the determined process to the step object</text:p>
                                            </text:list-item>
                                            <text:list-item>
                                              <text:p text:style-name="P28">then it updates the changes to the track</text:p>
                                            </text:list-item>
                                            <text:list-item>
                                              <text:p text:style-name="P28">then it calls PostStepDoIt defined by the determined process to the step object</text:p>
                                            </text:list-item>
                                            <text:list-item>
                                              <text:p text:style-name="P28">then it sends the step object to be stored in the hit collection</text:p>
                                            </text:list-item>
                                            <text:list-item>
                                              <text:p text:style-name="P28">then the tracking variables are updated</text:p>
                                            </text:list-item>
                                          </text:list>
                                        </text:list-item>
                                        <text:list-item>
                                          <text:p text:style-name="P26">and a check to make sure the event has not been aborted is run</text:p>
                                        </text:list-item>
                                      </text:list>
                                    </text:list-item>
                                  </text:list>
                                </text:list-item>
                                <text:list-item>
                                  <text:p text:style-name="P30">gets the status of the track at the end of the event</text:p>
                                </text:list-item>
                                <text:list-item>
                                  <text:p text:style-name="P25">sorts the <text:span text:style-name="T11">primary neutron associated with the track and the </text:span>secondaries <text:span text:style-name="T11">it created</text:span> during the event into one of the 4 G4Track vectors contianed by <text:s/><text:span text:style-name="T8">G4StackManager</text:span></text:p>
                                </text:list-item>
                              </text:list>
                            </text:list-item>
                            <text:list-item>
                              <text:p text:style-name="P25">sdManager-&gt;TerminateCurrentEvent(currentEvent-&gt;GetHCofThisEvent()<text:span text:style-name="T12">)</text:span></text:p>
                              <text:list>
                                <text:list-item>
                                  <text:p text:style-name="P31"><text:span text:style-name="T13">signals the</text:span> sensitive detector <text:span text:style-name="T13">to </text:span>save the important <text:span text:style-name="T13">member </text:span>data <text:span text:style-name="T13">into a hit object and store it in the hit collection</text:span></text:p>
                                </text:list-item>
                              </text:list>
                            </text:list-item>
                            <text:list-item>
                              <text:p text:style-name="P25">userEventAction-&gt;EndOfEventAction(currentEvent)</text:p>
                              <text:list>
                                <text:list-item>
                                  <text:p text:style-name="P32">stores event data (surivior positions, etc) and data stored in the hit collection into a StorkEventData object</text:p>
                                </text:list-item>
                              </text:list>
                            </text:list-item>
                            <text:list-item>
                              <text:p text:style-name="P25">stateManager-&gt;SetNewState(G4State_GeomClosed)</text:p>
                              <text:list>
                                <text:list-item>
                                  <text:p text:style-name="P32">this puts GEANT4 in a state such that the geometry and the physics can now be modified but the G4Event data is off limits</text:p>
                                </text:list-item>
                              </text:list>
                            </text:list-item>
                          </text:list>
                        </text:list-item>
                      </text:list>
                    </text:list-item>
                    <text:list-item>
                      <text:p text:style-name="P9"><text:span text:style-name="T1">runs StorkRunManager ::</text:span>AnalyzeEvent(currentEvent)</text:p>
                      <text:list>
                        <text:list-item>
                          <text:p text:style-name="P32">stores the event in a G4PersistancyManager if one has been specified</text:p>
                        </text:list-item>
                        <text:list-item>
                          <text:p text:style-name="P32">stores the event in the current run object</text:p>
                        </text:list-item>
                      </text:list>
                    </text:list-item>
                    <text:list-item>
                      <text:p text:style-name="P9"><text:span text:style-name="T1">runs StorkRunManager ::</text:span>UpdateScoring()</text:p>
                      <text:list>
                        <text:list-item>
                          <text:p text:style-name="P33">stores the hit collection in a G4VScoringMesh object and prints it if a verbose level of 9 is set </text:p>
                        </text:list-item>
                      </text:list>
                    </text:list-item>
                    <text:list-item>
                      <text:p text:style-name="P9">runAction-&gt;TallyEvent(eventAction-&gt;GetEventData())<text:span text:style-name="T14">'</text:span></text:p>
                      <text:list>
                        <text:list-item>
                          <text:p text:style-name="P34">stores the event data in member variables of the runAction</text:p>
                        </text:list-item>
                      </text:list>
                    </text:list-item>
                    <text:list-item>
                      <text:p text:style-name="P9"><text:span text:style-name="T1">runs StorkRunManager ::</text:span>StackPreviousEvent(currentEvent)</text:p>
                      <text:list>
                        <text:list-item>
                          <text:p text:style-name="P34">stores the event in the current run </text:p>
                        </text:list-item>
                      </text:list>
                    </text:list-item>
                  </text:list>
                </text:list-item>
              </text:list>
            </text:list-item>
            <text:list-item>
              <text:p text:style-name="P3">runs StorkRunManager ::RunTermination()</text:p>
              <text:list>
                <text:list-item>
                  <text:p text:style-name="P34">clears member data</text:p>
                </text:list-item>
                <text:list-item>
                  <text:p text:style-name="P34">userRunAction-&gt;EndOfRunAction(currentRun)</text:p>
                  <text:list>
                    <text:list-item>
                      <text:p text:style-name="P34">calculates run data and prints the results on the screen</text:p>
                    </text:list-item>
                  </text:list>
                </text:list-item>
                <text:list-item>
                  <text:p text:style-name="P35"><text:soft-page-break/>stores the run object in a <text:span text:style-name="T13">G4PersistancyManager if one has been specified</text:span></text:p>
                </text:list-item>
              </text:list>
            </text:list-item>
            <text:list-item>
              <text:p text:style-name="P3">runs StorkRunManager ::TallyRunResults()</text:p>
              <text:list>
                <text:list-item>
                  <text:p text:style-name="P36">stores important run data in contianers stored in the runManager</text:p>
                </text:list-item>
                <text:list-item>
                  <text:p text:style-name="P36">checks for source convergence</text:p>
                </text:list-item>
              </text:list>
            </text:list-item>
            <text:list-item>
              <text:p text:style-name="P3">runs runAction-&gt;UpdateSourceDistributions()</text:p>
              <text:list>
                <text:list-item>
                  <text:p text:style-name="P36">stores the survivors and the delayed neutrons in the StorkPrimaryGeneratorAction to be recreated next run</text:p>
                </text:list-item>
              </text:list>
            </text:list-item>
            <text:list-item>
              <text:p text:style-name="P3">and records the simulation time for the last run</text:p>
            </text:list-item>
          </text:list>
        </text:list-item>
        <text:list-item>
          <text:p text:style-name="P3">Now the end of StorkRunManager::BeamOn(#OfEvents) <text:s/>has been reach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sley Ford</meta:initial-creator>
    <meta:creation-date>2014-09-09T15:10:53.035744764</meta:creation-date>
    <dc:date>2015-06-26T17:14:12.162703575</dc:date>
    <dc:creator>Wesley Ford</dc:creator>
    <meta:editing-duration>PT13M15S</meta:editing-duration>
    <meta:editing-cycles>4</meta:editing-cycles>
    <meta:generator>LibreOffice/4.2.8.2$Linux_X86_64 LibreOffice_project/420$Build-2</meta:generator>
    <meta:document-statistic meta:table-count="0" meta:image-count="0" meta:object-count="0" meta:page-count="4" meta:paragraph-count="106" meta:word-count="1260" meta:character-count="8085" meta:non-whitespace-character-count="7022"/>
  </office:meta>
</office:document-meta>
</file>